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2959" officeooo:paragraph-rsid="00082959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82959" officeooo:paragraph-rsid="00082959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82959" officeooo:paragraph-rsid="00082959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8d319" officeooo:paragraph-rsid="0008d319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ae6e8" officeooo:paragraph-rsid="000ae6e8" style:font-weight-asian="normal" style:font-weight-complex="normal"/>
    </style:style>
    <style:style style:name="P6" style:family="paragraph" style:parent-style-name="Standard" style:list-style-name="L1">
      <style:text-properties style:text-underline-style="none" fo:font-weight="normal" officeooo:rsid="000ae6e8" officeooo:paragraph-rsid="000ae6e8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0000" fo:font-size="14pt" fo:font-weight="bold" officeooo:rsid="00082959" officeooo:paragraph-rsid="00082959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ff0000" style:text-underline-style="solid" style:text-underline-width="auto" style:text-underline-color="font-color" fo:font-weight="bold" officeooo:rsid="00082959" officeooo:paragraph-rsid="00082959" style:font-weight-asian="bold" style:font-weight-complex="bold"/>
    </style:style>
    <style:style style:name="P9" style:family="paragraph" style:parent-style-name="Standard">
      <style:text-properties fo:color="#ff0000" style:text-line-through-style="none" style:text-line-through-type="none" style:text-underline-style="solid" style:text-underline-width="auto" style:text-underline-color="font-color" fo:font-weight="bold" officeooo:rsid="000e2d1c" officeooo:paragraph-rsid="000e2d1c" style:font-weight-asian="bold" style:font-weight-complex="bold"/>
    </style:style>
    <style:style style:name="P10" style:family="paragraph" style:parent-style-name="Standard">
      <style:text-properties fo:color="#000000" style:text-line-through-style="none" style:text-line-through-type="none" style:text-underline-style="none" fo:font-weight="normal" officeooo:rsid="000e2d1c" officeooo:paragraph-rsid="000e2d1c" style:font-weight-asian="normal" style:font-weight-complex="normal"/>
    </style:style>
    <style:style style:name="P11" style:family="paragraph" style:parent-style-name="Standard">
      <style:text-properties fo:color="#000000" style:text-line-through-style="none" style:text-line-through-type="none" style:text-underline-style="none" fo:font-weight="normal" officeooo:rsid="000e57d1" officeooo:paragraph-rsid="000e57d1" style:font-weight-asian="normal" style:font-weight-complex="normal"/>
    </style:style>
    <style:style style:name="P12" style:family="paragraph" style:parent-style-name="Standard">
      <style:text-properties fo:color="#000000" style:text-line-through-style="none" style:text-line-through-type="none" style:text-underline-style="none" fo:font-weight="normal" officeooo:rsid="000eb586" officeooo:paragraph-rsid="000eb586" style:font-weight-asian="normal" style:font-weight-complex="normal"/>
    </style:style>
    <style:style style:name="P13" style:family="paragraph" style:parent-style-name="Standard">
      <style:text-properties fo:color="#000000" style:text-line-through-style="none" style:text-line-through-type="none" style:text-underline-style="none" fo:font-weight="normal" officeooo:rsid="00109409" officeooo:paragraph-rsid="00109409" style:font-weight-asian="normal" style:font-weight-complex="normal"/>
    </style:style>
    <style:style style:name="T1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0a77c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es Serveurs WEB</text:p>
      <text:p text:style-name="P1"/>
      <text:p text:style-name="P1"/>
      <text:p text:style-name="P1"/>
      <text:p text:style-name="P1">Demande en HTTP et une réponse est le contenu souvent HTML,</text:p>
      <text:p text:style-name="P1"/>
      <text:p text:style-name="P1"/>
      <text:p text:style-name="P8">Application server web :</text:p>
      <text:p text:style-name="P1"/>
      <text:p text:style-name="P1">Apache <text:s/>= 80 %</text:p>
      <text:p text:style-name="P1">Nginx <text:s text:c="3"/>= <text:s/>Nouveau très moderne prend de plus ne plus d’ampleur.</text:p>
      <text:p text:style-name="P1">Light HTTP<text:span text:style-name="T2">S</text:span> = </text:p>
      <text:p text:style-name="P1"/>
      <text:p text:style-name="P1"/>
      <text:p text:style-name="P8">Application client :</text:p>
      <text:p text:style-name="P2"/>
      <text:p text:style-name="P3">Navigateur <text:s/>Chrome,,,</text:p>
      <text:p text:style-name="P3">Navigateur Headless (phantomJS, casper JS,,,)</text:p>
      <text:p text:style-name="P3">Commande console (wget , curl,,,,,)</text:p>
      <text:p text:style-name="P3"/>
      <text:p text:style-name="P3"/>
      <text:p text:style-name="P3"><text:span text:style-name="T1">URL :</text:span> demande de lancer le protocole HTTP <text:s/>ou HTTPS ,,,</text:p>
      <text:p text:style-name="P3"/>
      <text:p text:style-name="P4">Le protocole HTTP 80</text:p>
      <text:p text:style-name="P4">Le protocole HTTPS 443</text:p>
      <text:p text:style-name="P4"/>
      <text:p text:style-name="P5">DNS : Adresse DU SERVER,</text:p>
      <text:p text:style-name="P5">TCP IP : </text:p>
      <text:list xml:id="list4162016464654898177" text:style-name="L1">
        <text:list-item>
          <text:p text:style-name="P6"/>
        </text:list-item>
      </text:list>
      <text:p text:style-name="P5">Code principaux de réponse :</text:p>
      <text:p text:style-name="P5">2xx : succès</text:p>
      <text:p text:style-name="P5">3xx : redirection temporaire ou permanante,</text:p>
      <text:p text:style-name="P5">4xx:problème</text:p>
      <text:p text:style-name="P5">401 utilisateur non authentifié</text:p>
      <text:p text:style-name="P5">403 accès refusé</text:p>
      <text:p text:style-name="P5">404= page non trouvé</text:p>
      <text:p text:style-name="P5">5xx erreur </text:p>
      <text:p text:style-name="P5">500 erreur interne,</text:p>
      <text:p text:style-name="P5"/>
      <text:p text:style-name="P9">Requete :</text:p>
      <text:p text:style-name="P9"/>
      <text:p text:style-name="P10">ping = demande ip server d’un site, temps de réponse.</text:p>
      <text:p text:style-name="P11"><text:s/>traceroute = montre les etapes entre les server,</text:p>
      <text:p text:style-name="P11"/>
      <text:p text:style-name="P12">xhr = reponse ajax</text:p>
      <text:p text:style-name="P12"/>
      <text:p text:style-name="P13">127.0,0,1 = Ip de nom ma machine,</text:p>
      <text:p text:style-name="P1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09:39:32.106825294</meta:creation-date>
    <dc:date>2017-02-25T15:56:51.601723254</dc:date>
    <meta:editing-duration>P1DT5H34M5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30" meta:word-count="141" meta:character-count="799" meta:non-whitespace-character-count="677"/>
  </office:meta>
</office:document-meta>
</file>